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3.5cm" svg:height="2.5cm" svg:x="-10cm" svg:y="-9.5cm">
          <text:p text:style-name="P1">onSear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cm" svg:height="2.5cm" svg:x="-14cm" svg:y="-13cm">
          <text:p text:style-name="P1">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5cm" svg:x="1.5cm" svg:y="-13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.5cm" svg:x="13.5cm" svg:y="-13cm">
          <text:p text:style-name="P1">asserv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5cm" svg:height="2.5cm" svg:x="2.5cm" svg:y="-8cm">
          <text:p text:style-name="P1">sca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6.5cm" svg:y1="-8.25cm" svg:x2="-4cm" svg:y2="-6.5cm" draw:start-shape="id1" draw:start-glue-point="10" draw:end-shape="id2" draw:end-glue-point="6" svg:d="m-6500-8250h1251v1750h1249">
          <text:p/>
        </draw:connector>
        <draw:connector draw:style-name="gr2" draw:text-style-name="P1" draw:layer="layout" svg:x1="4.25cm" svg:y1="-5.5cm" svg:x2="-6.5cm" svg:y2="-3.25cm" draw:start-shape="id3" draw:start-glue-point="2" draw:end-shape="id4" draw:end-glue-point="10" svg:d="m4250-5500v2250h-10750">
          <text:p/>
        </draw:connector>
        <draw:custom-shape draw:style-name="gr1" draw:text-style-name="P1" draw:id="id5" draw:layer="layout" svg:width="4.5cm" svg:height="2cm" svg:x="-17.5cm" svg:y="-9.5cm">
          <text:p text:style-name="P1">sta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3cm" svg:y1="-8.5cm" svg:x2="-10cm" svg:y2="-8.25cm" draw:start-shape="id5" draw:start-glue-point="1" draw:end-shape="id1" draw:end-glue-point="6" svg:d="m-13000-8500h1501v250h1499">
          <text:p/>
        </draw:connector>
        <draw:custom-shape draw:style-name="gr1" draw:text-style-name="P1" draw:id="id6" draw:layer="layout" svg:width="4.5cm" svg:height="4.5cm" svg:x="-18cm" svg:y="-5.5cm">
          <text:p text:style-name="P1">Traitement </text:p>
          <text:p text:style-name="P1">reponse cam</text:p>
          <text:p text:style-name="P1"/>
          <text:p text:style-name="P1">Évaluation du </text:p>
          <text:p text:style-name="P1">meilleur pion </text:p>
          <text:p text:style-name="P1">à prend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1.5cm" svg:y1="-3.25cm" svg:x2="-13.5cm" svg:y2="-3.25cm" draw:start-shape="id4" draw:start-glue-point="6" draw:end-shape="id6" draw:end-glue-point="1" svg:d="m-11500-3250h-2000">
          <text:p/>
        </draw:connector>
        <draw:custom-shape draw:style-name="gr1" draw:text-style-name="P1" draw:id="id2" draw:layer="layout" svg:width="3cm" svg:height="2cm" svg:x="-4cm" svg:y="-7.5cm">
          <text:p text:style-name="P1">Demande</text:p>
          <text:p text:style-name="P1">De sc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cm" svg:y1="-6.5cm" svg:x2="2.5cm" svg:y2="-6.75cm" draw:start-shape="id2" draw:start-glue-point="10" draw:end-shape="id3" draw:end-glue-point="3" svg:d="m-1000-6500h1751v-250h1749">
          <text:p/>
        </draw:connector>
        <draw:custom-shape draw:style-name="gr1" draw:text-style-name="P1" draw:id="id8" draw:layer="layout" svg:width="4.5cm" svg:height="2cm" svg:x="14.5cm" svg:y="-9cm">
          <text:p text:style-name="P1">Renvoie de la </text:p>
          <text:p text:style-name="P1">position actuel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6.5cm" svg:y1="-8.25cm" svg:x2="-4.5cm" svg:y2="-9cm" draw:start-shape="id1" draw:start-glue-point="10" draw:end-shape="id7" draw:end-glue-point="6" svg:d="m-6500-8250h1001v-750h999">
          <text:p/>
        </draw:connector>
        <draw:custom-shape draw:style-name="gr1" draw:text-style-name="P1" draw:id="id7" draw:layer="layout" svg:width="4cm" svg:height="2cm" svg:x="-4.5cm" svg:y="-10cm">
          <text:p text:style-name="P1">Demande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0.5cm" svg:y1="-9cm" svg:x2="14.5cm" svg:y2="-8cm" draw:start-shape="id7" draw:start-glue-point="10" draw:end-shape="id8" draw:end-glue-point="3" svg:d="m-500-9000h7501v1000h7499">
          <text:p/>
        </draw:connector>
        <draw:connector draw:style-name="gr2" draw:text-style-name="P1" draw:layer="layout" svg:x1="16.75cm" svg:y1="-7cm" svg:x2="-6.5cm" svg:y2="-3.25cm" draw:start-shape="id8" draw:start-glue-point="2" draw:end-shape="id4" draw:end-glue-point="10" svg:d="m16750-7000v3750h-23250">
          <text:p/>
        </draw:connector>
        <draw:custom-shape draw:style-name="gr1" draw:text-style-name="P1" draw:id="id10" draw:layer="layout" svg:width="4.5cm" svg:height="2cm" svg:x="15cm" svg:y="-1.5cm">
          <text:p text:style-name="P1">Goal posi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cm" svg:height="2cm" svg:x="-4cm" svg:y="-1.5cm">
          <text:p text:style-name="P1">Goal 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5.75cm" svg:y1="-1cm" svg:x2="-4cm" svg:y2="-0.5cm" draw:start-shape="id6" draw:start-glue-point="2" draw:end-shape="id9" draw:end-glue-point="6" svg:d="m-15750-1000v501h7001v-1h4749">
          <text:p/>
        </draw:connector>
        <draw:connector draw:style-name="gr2" draw:text-style-name="P1" draw:layer="layout" svg:x1="-1cm" svg:y1="-0.5cm" svg:x2="15cm" svg:y2="-0.5cm" draw:start-shape="id9" draw:start-glue-point="10" draw:end-shape="id10" draw:end-glue-point="3" svg:d="m-1000-500h16000">
          <text:p/>
        </draw:connector>
        <draw:custom-shape draw:style-name="gr1" draw:text-style-name="P1" draw:id="id12" draw:layer="layout" svg:width="4.5cm" svg:height="4.5cm" svg:x="-18cm" svg:y="1.5cm">
          <text:p text:style-name="P1">Check</text:p>
          <text:p text:style-name="P1">Bon</text:p>
          <text:p text:style-name="P1">avancem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25cm" svg:y1="0.5cm" svg:x2="-7cm" svg:y2="3.5cm" draw:start-shape="id10" draw:start-glue-point="2" draw:end-shape="id11" draw:end-glue-point="10" svg:d="m17250 500v3000h-24250">
          <text:p/>
        </draw:connector>
        <draw:connector draw:style-name="gr2" draw:text-style-name="P1" draw:layer="layout" svg:x1="-11cm" svg:y1="3.5cm" svg:x2="-13.5cm" svg:y2="3.75cm" draw:start-shape="id11" draw:start-glue-point="6" draw:end-shape="id12" draw:end-glue-point="1" svg:d="m-11000 3500h-1249v250h-1251">
          <text:p/>
        </draw:connector>
        <draw:connector draw:style-name="gr2" draw:text-style-name="P1" draw:layer="layout" svg:x1="-15.75cm" svg:y1="6cm" svg:x2="-10cm" svg:y2="8cm" draw:start-shape="id12" draw:start-glue-point="2" draw:end-shape="id13" draw:end-glue-point="6" svg:d="m-15750 6000v2000h5750">
          <text:p/>
        </draw:connector>
        <draw:connector draw:style-name="gr2" draw:text-style-name="P1" draw:layer="layout" svg:x1="-8cm" svg:y1="7cm" svg:x2="-8.25cm" svg:y2="-7cm" draw:start-shape="id13" draw:start-glue-point="4" draw:end-shape="id1" draw:end-glue-point="8" svg:d="m-8000 7000v-6999h-250v-7001">
          <text:p/>
        </draw:connector>
        <draw:custom-shape draw:style-name="gr1" draw:text-style-name="P1" draw:id="id14" draw:layer="layout" svg:width="4cm" svg:height="2cm" svg:x="-5.5cm" svg:y="10cm">
          <text:p text:style-name="P1">Demande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5.75cm" svg:y1="6cm" svg:x2="-5.5cm" svg:y2="11cm" draw:start-shape="id12" draw:start-glue-point="2" draw:end-shape="id14" draw:end-glue-point="6" svg:d="m-15750 6000v5000h10250">
          <text:p/>
        </draw:connector>
        <draw:custom-shape draw:style-name="gr1" draw:text-style-name="P1" draw:id="id15" draw:layer="layout" svg:width="4.5cm" svg:height="2cm" svg:x="14.5cm" svg:y="5.5cm">
          <text:p text:style-name="P1">Renvoie de la </text:p>
          <text:p text:style-name="P1">position actuel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.5cm" svg:y1="11cm" svg:x2="16.75cm" svg:y2="7.5cm" draw:start-shape="id14" draw:start-glue-point="10" draw:end-shape="id15" draw:end-glue-point="2" svg:d="m-1500 11000h18250v-3500">
          <text:p/>
        </draw:connector>
        <draw:connector draw:style-name="gr2" draw:text-style-name="P1" draw:layer="layout" svg:x1="16.75cm" svg:y1="5.5cm" svg:x2="-7cm" svg:y2="3.5cm" draw:start-shape="id15" draw:start-glue-point="0" draw:end-shape="id11" draw:end-glue-point="10" svg:d="m16750 5500v-2000h-23750">
          <text:p/>
        </draw:connector>
        <draw:connector draw:style-name="gr2" draw:text-style-name="P1" draw:layer="layout" svg:x1="-15.75cm" svg:y1="6cm" svg:x2="-16cm" svg:y2="12.5cm" draw:start-shape="id12" draw:start-glue-point="2" draw:end-shape="id16" draw:end-glue-point="4" svg:d="m-15750 6000v3250h-250v3250">
          <text:p/>
        </draw:connector>
        <draw:custom-shape draw:style-name="gr1" draw:text-style-name="P1" draw:layer="layout" svg:width="6cm" svg:height="2.5cm" svg:x="23.5cm" svg:y="-13cm">
          <text:p text:style-name="P1">sharps/pinc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4cm" svg:y1="14cm" svg:x2="-5.5cm" svg:y2="14.75cm" draw:start-shape="id16" draw:start-glue-point="7" draw:end-shape="id17" draw:end-glue-point="6" svg:d="m-14000 14000h4251v750h4249">
          <text:p/>
        </draw:connector>
        <draw:custom-shape draw:style-name="gr1" draw:text-style-name="P1" draw:id="id17" draw:layer="layout" svg:width="3.5cm" svg:height="2.5cm" svg:x="-5.5cm" svg:y="13.5cm">
          <text:p text:style-name="P1">Identifier</text:p>
          <text:p text:style-name="P1">obj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6cm" svg:height="2.5cm" svg:x="23cm" svg:y="13cm">
          <text:p text:style-name="P1">Identifier objet</text:p>
          <text:p text:style-name="P1">Avec sharp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2cm" svg:y1="14.75cm" svg:x2="23cm" svg:y2="14.25cm" draw:start-shape="id17" draw:start-glue-point="10" draw:end-shape="id18" svg:d="m-2000 14750h12501v-500h12499">
          <text:p/>
        </draw:connector>
        <draw:custom-shape draw:style-name="gr1" draw:text-style-name="P1" draw:id="id19" draw:layer="layout" svg:width="4.5cm" svg:height="2.5cm" svg:x="-10.5cm" svg:y="18cm">
          <text:p text:style-name="P1">onRepCar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6cm" svg:y1="15.5cm" svg:x2="-6cm" svg:y2="19.25cm" draw:start-shape="id18" draw:start-glue-point="2" draw:end-shape="id19" draw:end-glue-point="10" svg:d="m26000 15500v3750h-32000">
          <text:p/>
        </draw:connector>
        <draw:custom-shape draw:style-name="gr1" draw:text-style-name="P1" draw:id="id22" draw:layer="layout" svg:width="3.5cm" svg:height="2.5cm" svg:x="-5cm" svg:y="21cm">
          <text:p text:style-name="P1">attraperObj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4.5cm" svg:height="4.5cm" svg:x="-16.5cm" svg:y="17cm">
          <text:p text:style-name="P1">Traitement</text:p>
          <text:p text:style-name="P1">répons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0.5cm" svg:y1="19.25cm" svg:x2="-12cm" svg:y2="19.25cm" draw:start-shape="id19" draw:start-glue-point="6" draw:end-shape="id20" draw:end-glue-point="1" svg:d="m-10500 19250h-1500">
          <text:p/>
        </draw:connector>
        <draw:custom-shape draw:style-name="gr1" draw:text-style-name="P1" draw:id="id21" draw:layer="layout" svg:width="4.5cm" svg:height="3.5cm" svg:x="-17cm" svg:y="23cm">
          <text:p text:style-name="P1">Si</text:p>
          <text:p text:style-name="P1">Pince</text:p>
          <text:p text:style-name="P1">Avant</text:p>
          <text:p text:style-name="P1">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4.25cm" svg:y1="21.5cm" svg:x2="-14.75cm" svg:y2="23cm" draw:start-shape="id20" draw:start-glue-point="2" draw:end-shape="id21" draw:end-glue-point="4" svg:d="m-14250 21500v750h-500v750">
          <text:p/>
        </draw:connector>
        <draw:connector draw:style-name="gr2" draw:text-style-name="P1" draw:layer="layout" draw:line-skew="-1.691cm" svg:x1="-12.5cm" svg:y1="24.75cm" svg:x2="-5cm" svg:y2="22.25cm" draw:start-shape="id21" draw:start-glue-point="7" draw:end-shape="id22" svg:d="m-12500 24750h2000v-2500h5500">
          <text:p/>
        </draw:connector>
        <draw:custom-shape draw:style-name="gr1" draw:text-style-name="P1" draw:id="id23" draw:layer="layout" svg:width="4cm" svg:height="2cm" svg:x="14.5cm" svg:y="23cm">
          <text:p text:style-name="P1">attraperObjet</text:p>
          <draw:enhanced-geometry svg:viewBox="0 0 21600 21600" draw:type="rectangle" draw:enhanced-path="M 0 0 L 21600 0 21600 21600 0 21600 0 0 Z N"/>
        </draw:custom-shape>
        <draw:custom-shape draw:style-name="gr1" draw:text-style-name="P1" draw:id="id24" draw:layer="layout" svg:width="4cm" svg:height="2cm" svg:x="24.5cm" svg:y="23cm">
          <text:p text:style-name="P1">attraperObje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.5cm" svg:y1="22.25cm" svg:x2="16.5cm" svg:y2="23cm" draw:start-shape="id22" draw:start-glue-point="10" draw:end-shape="id23" draw:end-glue-point="0" svg:d="m-1500 22250h18000v750">
          <text:p/>
        </draw:connector>
        <draw:connector draw:style-name="gr2" draw:text-style-name="P1" draw:layer="layout" svg:x1="-1.5cm" svg:y1="22.25cm" svg:x2="26.5cm" svg:y2="23cm" draw:start-shape="id22" draw:start-glue-point="10" draw:end-shape="id24" draw:end-glue-point="0" svg:d="m-1500 22250h28000v750">
          <text:p/>
        </draw:connector>
        <draw:custom-shape draw:style-name="gr1" draw:text-style-name="P1" draw:id="id25" draw:layer="layout" svg:width="4.5cm" svg:height="4cm" svg:x="-13.5cm" svg:y="26.5cm">
          <text:p text:style-name="P1">Si</text:p>
          <text:p text:style-name="P1">Pince</text:p>
          <text:p text:style-name="P1">arriè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4.75cm" svg:y1="26.5cm" svg:x2="-13.5cm" svg:y2="28.5cm" draw:start-shape="id21" draw:start-glue-point="6" draw:end-shape="id25" draw:end-glue-point="5" svg:d="m-14750 26500v2000h1250">
          <text:p/>
        </draw:connector>
        <draw:custom-shape draw:style-name="gr1" draw:text-style-name="P1" draw:id="id27" draw:layer="layout" svg:width="4cm" svg:height="2.2cm" svg:x="14.5cm" svg:y="28cm">
          <text:p text:style-name="P1">rot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26" draw:layer="layout" svg:width="3.5cm" svg:height="2cm" svg:x="-5.5cm" svg:y="28cm">
          <text:p text:style-name="P1">Demi to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9cm" svg:y1="28.5cm" svg:x2="-5.5cm" svg:y2="29cm" draw:start-shape="id25" draw:start-glue-point="7" draw:end-shape="id26" draw:end-glue-point="6" svg:d="m-9000 28500h1751v500h1749">
          <text:p/>
        </draw:connector>
        <draw:connector draw:style-name="gr2" draw:text-style-name="P1" draw:layer="layout" svg:x1="-2cm" svg:y1="29cm" svg:x2="14.5cm" svg:y2="29.1cm" draw:start-shape="id26" draw:start-glue-point="10" draw:end-shape="id27" draw:end-glue-point="3" svg:d="m-2000 29000h8251v100h8249">
          <text:p/>
        </draw:connector>
        <draw:custom-shape draw:style-name="gr1" draw:text-style-name="P1" draw:id="id28" draw:layer="layout" svg:width="3.5cm" svg:height="2cm" svg:x="-10cm" svg:y="24.5cm">
          <text:p text:style-name="P1">onRepAsser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cm" svg:y1="28cm" svg:x2="-6.5cm" svg:y2="25.5cm" draw:start-shape="id27" draw:start-glue-point="0" draw:end-shape="id28" draw:end-glue-point="10" svg:d="m16500 28000v-2500h-23000">
          <text:p/>
        </draw:connector>
        <draw:connector draw:style-name="gr2" draw:text-style-name="P1" draw:layer="layout" svg:x1="-8.25cm" svg:y1="24.5cm" svg:x2="-5cm" svg:y2="22.25cm" draw:start-shape="id28" draw:start-glue-point="4" draw:end-shape="id22" svg:d="m-8250 24500v-2250h3250">
          <text:p/>
        </draw:connector>
        <draw:custom-shape draw:style-name="gr1" draw:text-style-name="P1" draw:id="id29" draw:layer="layout" svg:width="4cm" svg:height="3.8cm" svg:x="-16.5cm" svg:y="30.2cm">
          <text:p text:style-name="P1">Si</text:p>
          <text:p text:style-name="P1">Pas</text:p>
          <text:p text:style-name="P1">possi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1.25cm" svg:y1="30.5cm" svg:x2="-12.5cm" svg:y2="32.1cm" draw:start-shape="id25" draw:start-glue-point="6" draw:end-shape="id29" draw:end-glue-point="7" svg:d="m-11250 30500v1600h-1250">
          <text:p/>
        </draw:connector>
        <draw:connector draw:style-name="gr2" draw:text-style-name="P1" draw:layer="layout" svg:x1="-18.25cm" svg:y1="31.5cm" svg:x2="-9.488cm" svg:y2="-7.366cm" draw:start-shape="id30" draw:start-glue-point="4" draw:end-shape="id1" draw:end-glue-point="7" svg:d="m-18250 31500v-19249h8762v-19617">
          <text:p/>
        </draw:connector>
        <draw:custom-shape draw:style-name="gr1" draw:text-style-name="P1" draw:id="id13" draw:layer="layout" svg:width="4cm" svg:height="2cm" svg:x="-10cm" svg:y="7cm">
          <text:p text:style-name="P1">onProbAsser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2cm" svg:x="-11cm" svg:y="2.5cm">
          <text:p text:style-name="P1">onRepAsser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5cm" svg:height="2.5cm" svg:x="-11.5cm" svg:y="-4.5cm">
          <text:p text:style-name="P1">OnRepCam</text:p>
          <text:p text:style-name="P1">&amp;</text:p>
          <text:p text:style-name="P1">onRepAsser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4cm" svg:height="3cm" svg:x="-18cm" svg:y="12.5cm">
          <text:p text:style-name="P1">Si</text:p>
          <text:p text:style-name="P1">arriv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1" draw:layer="layout" svg:width="4cm" svg:height="2.5cm" svg:x="-10.5cm" svg:y="36cm">
          <text:p text:style-name="P1">OnRepPin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6.5cm" svg:y1="25cm" svg:x2="-6.5cm" svg:y2="37.25cm" draw:start-shape="id24" draw:start-glue-point="2" draw:end-shape="id31" draw:end-glue-point="10" svg:d="m26500 25000v12250h-33000">
          <text:p/>
        </draw:connector>
        <draw:custom-shape draw:style-name="gr3" draw:text-style-name="P1" draw:id="id30" draw:layer="layout" svg:width="1.5cm" svg:height="1.5cm" svg:x="-19cm" svg:y="3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6.5cm" svg:y1="36.25cm" svg:x2="-18.25cm" svg:y2="33cm" draw:start-shape="id32" draw:start-glue-point="5" draw:end-shape="id30" draw:end-glue-point="8" svg:d="m-16500 36250h-1750v-3250">
          <text:p/>
        </draw:connector>
        <draw:connector draw:style-name="gr2" draw:text-style-name="P1" draw:layer="layout" svg:x1="-16.5cm" svg:y1="32.1cm" svg:x2="-17.5cm" svg:y2="32.25cm" draw:start-shape="id29" draw:start-glue-point="5" draw:end-shape="id30" draw:end-glue-point="10" svg:d="m-16500 32100h-499v150h-501">
          <text:p/>
        </draw:connector>
        <draw:custom-shape draw:style-name="gr1" draw:text-style-name="P1" draw:id="id32" draw:layer="layout" svg:width="3cm" svg:height="2.5cm" svg:x="-16.5cm" svg:y="35cm">
          <text:p text:style-name="P1">Si not</text:p>
          <text:p text:style-name="P1">f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0.5cm" svg:y1="37.25cm" svg:x2="-13.5cm" svg:y2="36.25cm" draw:start-shape="id31" draw:start-glue-point="6" draw:end-shape="id32" draw:end-glue-point="7" svg:d="m-10500 37250h-1499v-1000h-1501">
          <text:p/>
        </draw:connector>
        <draw:custom-shape draw:style-name="gr1" draw:text-style-name="P1" draw:id="id33" draw:layer="layout" svg:width="2.5cm" svg:height="2cm" svg:x="-15.5cm" svg:y="38cm">
          <text:p text:style-name="P1">Si</text:p>
          <text:p text:style-name="P1">f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0.5cm" svg:y1="37.25cm" svg:x2="-14.25cm" svg:y2="38cm" draw:start-shape="id31" draw:start-glue-point="6" draw:end-shape="id33" draw:end-glue-point="4" svg:d="m-10500 37250h-3750v750">
          <text:p/>
        </draw:connector>
        <draw:custom-shape draw:style-name="gr1" draw:text-style-name="P1" draw:id="id34" draw:layer="layout" svg:width="3.5cm" svg:height="2cm" svg:x="-10.5cm" svg:y="40cm">
          <text:p text:style-name="P1">on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3cm" svg:y1="39cm" svg:x2="-8.75cm" svg:y2="40cm" draw:start-shape="id33" draw:start-glue-point="7" draw:end-shape="id34" draw:end-glue-point="4" svg:d="m-13000 39000h4250v1000">
          <text:p/>
        </draw:connector>
        <draw:custom-shape draw:style-name="gr1" draw:text-style-name="P1" draw:id="id35" draw:layer="layout" svg:width="4.5cm" svg:height="2.5cm" svg:x="-17cm" svg:y="41cm">
          <text:p text:style-name="P1">AllerPoser</text:p>
          <text:p text:style-name="P1">les pion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0.5cm" svg:y1="41cm" svg:x2="-14.75cm" svg:y2="41cm" draw:start-shape="id34" draw:start-glue-point="6" draw:end-shape="id35" draw:end-glue-point="0" svg:d="m-10500 41000h-999v-501h-3251v501">
          <text:p/>
        </draw:connector>
        <draw:custom-shape draw:style-name="gr1" draw:text-style-name="P1" draw:id="id36" draw:layer="layout" svg:width="5cm" svg:height="2cm" svg:x="24cm" svg:y="-4.5cm">
          <text:p text:style-name="P1">Surveiller</text:p>
          <text:p text:style-name="P1">adversai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2.5cm" svg:y1="-1.5cm" svg:x2="24cm" svg:y2="-3.5cm" draw:start-shape="id9" draw:start-glue-point="4" draw:end-shape="id36" draw:end-glue-point="3" svg:d="m-2500-1500v-2000h26500">
          <text:p/>
        </draw:connector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</meta:initial-creator>
    <meta:creation-date>2011-03-26T01:03:59</meta:creation-date>
    <dc:date>2011-03-30T14:40:26</dc:date>
    <dc:creator>Thomas </dc:creator>
    <meta:editing-duration>PT02H43M09S</meta:editing-duration>
    <meta:editing-cycles>19</meta:editing-cycles>
    <meta:generator>OpenOffice.org/3.2$Unix OpenOffice.org_project/320m12$Build-9483</meta:generator>
    <meta:document-statistic meta:object-count="81"/>
  </office:meta>
</office:document-meta>
</file>